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start" style:justify-single-word="false"/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fo:color="#0066cc" style:font-name="Verdana"/>
    </style:style>
    <style:style style:name="P6" style:family="paragraph" style:parent-style-name="Standard">
      <style:paragraph-properties fo:text-align="start" style:justify-single-word="false"/>
      <style:text-properties fo:color="#c5000b" style:font-name="Verdana"/>
    </style:style>
    <style:style style:name="P7" style:family="paragraph" style:parent-style-name="Standard">
      <style:paragraph-properties fo:text-align="start" style:justify-single-word="false"/>
      <style:text-properties fo:color="#0084d1" style:font-name="Verdana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Verdana" fo:background-color="#ffff66"/>
    </style:style>
    <style:style style:name="P9" style:family="paragraph" style:parent-style-name="Table_20_Contents">
      <style:paragraph-properties fo:text-align="start" style:justify-single-word="false"/>
      <style:text-properties style:font-name="Verdana"/>
    </style:style>
    <style:style style:name="P10" style:family="paragraph" style:parent-style-name="Table_20_Contents">
      <style:paragraph-properties fo:text-align="center" style:justify-single-word="false"/>
      <style:text-properties style:font-name="Verdana"/>
    </style:style>
    <style:style style:name="P11" style:family="paragraph" style:parent-style-name="Standard">
      <style:paragraph-properties fo:text-align="start" style:justify-single-word="false"/>
      <style:text-properties style:font-name="Verdana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/>
    </style:style>
    <style:style style:name="P13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14" style:family="paragraph" style:parent-style-name="Standard">
      <style:paragraph-properties fo:text-align="start" style:justify-single-word="false" fo:break-before="page"/>
      <style:text-properties style:font-name="Verdana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style:font-name="Verdana"/>
    </style:style>
    <style:style style:name="P20" style:family="paragraph">
      <style:paragraph-properties fo:text-align="center"/>
      <style:text-properties style:font-name="Verdana"/>
    </style:style>
    <style:style style:name="T1" style:family="text">
      <style:text-properties fo:background-color="#66ff66"/>
    </style:style>
    <style:style style:name="T2" style:family="text">
      <style:text-properties fo:background-color="#ffff66"/>
    </style:style>
    <style:style style:name="T3" style:family="text">
      <style:text-properties fo:background-color="#00ffff"/>
    </style:style>
    <style:style style:name="T4" style:family="text">
      <style:text-properties fo:color="#c5000b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Verdana"/>
    </style:style>
    <style:style style:name="T8" style:family="text">
      <style:text-properties style:font-name="Verdana" fo:font-size="28pt" style:font-size-asian="28pt" style:font-size-complex="28pt"/>
    </style:style>
    <style:style style:name="T9" style:family="text">
      <style:text-properties style:font-name="Verdana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66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="solid" draw:fill-color="#00cc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FCET (Graphe Fonctionnel de Commande Étapes et Transitions)</text:p>
      <text:p text:style-name="P1">/ ORGANIGRAMME</text:p>
      <text:p text:style-name="P1"/>
      <text:p text:style-name="P3">Exemple d'automatisme : Portail électrique</text:p>
      <text:p text:style-name="P4"/>
      <text:p text:style-name="P4">Schématisation du fonctionnement :</text:p>
      <text:p text:style-name="P2"/>
      <text:p text:style-name="P2"><draw:rect text:anchor-type="paragraph" draw:z-index="8" draw:style-name="gr3" draw:text-style-name="P15" svg:width="0.574cm" svg:height="0.384cm" svg:x="10.749cm" svg:y="0.182cm"><text:p text:style-name="P15">EI</text:p></draw:rect><draw:rect text:anchor-type="paragraph" draw:z-index="7" draw:style-name="gr6" draw:text-style-name="P15" svg:width="0.593cm" svg:height="0.348cm" svg:x="6.137cm" svg:y="0.199cm"><text:p text:style-name="P15">RI</text:p></draw:rect><draw:rect text:anchor-type="paragraph" draw:z-index="0" draw:style-name="gr1" draw:text-style-name="P15" svg:width="6.129cm" svg:height="0.348cm" svg:x="0.009cm" svg:y="0.199cm"><text:p/></draw:rect><draw:rect text:anchor-type="paragraph" draw:z-index="1" draw:style-name="gr1" draw:text-style-name="P15" svg:width="6.129cm" svg:height="0.348cm" svg:x="11.322cm" svg:y="0.217cm"><text:p/></draw:rect><draw:rect text:anchor-type="paragraph" draw:z-index="2" draw:style-name="gr2" draw:text-style-name="P15" svg:width="5.658cm" svg:height="0.488cm" svg:x="7.581cm" svg:y="0.947cm"><text:p text:style-name="P15">Portail</text:p></draw:rect></text:p>
      <text:p text:style-name="P2"><draw:rect text:anchor-type="paragraph" draw:z-index="3" draw:style-name="gr3" draw:text-style-name="P15" svg:width="0.384cm" svg:height="0.244cm" svg:x="12.194cm" svg:y="0.049cm"><text:p text:style-name="P15">M</text:p></draw:rect><draw:line text:anchor-type="paragraph" draw:z-index="4" draw:style-name="gr4" draw:text-style-name="P16" svg:x1="12.368cm" svg:y1="0.432cm" svg:x2="12.368cm" svg:y2="0.293cm"><text:p/></draw:line><draw:rect text:anchor-type="paragraph" draw:z-index="5" draw:style-name="gr5" draw:text-style-name="P15" svg:width="0.593cm" svg:height="0.211cm" svg:x="5.544cm" svg:y="0.032cm"><text:p text:style-name="P15">CF</text:p></draw:rect><draw:rect text:anchor-type="paragraph" draw:z-index="6" draw:style-name="gr5" draw:text-style-name="P15" svg:width="0.593cm" svg:height="0.211cm" svg:x="11.322cm" svg:y="0.049cm"><text:p text:style-name="P15">CO</text:p></draw:rect><draw:rect text:anchor-type="paragraph" draw:z-index="11" draw:style-name="gr9" draw:text-style-name="P18" svg:width="0.837cm" svg:height="0.244cm" svg:x="12.577cm" svg:y="0.049cm"><text:p text:style-name="P15"><text:span text:style-name="T6">P</text:span></text:p></draw:rect></text:p>
      <text:p text:style-name="P2"/>
      <text:p text:style-name="P2"><draw:rect text:anchor-type="paragraph" draw:z-index="9" draw:style-name="gr7" draw:text-style-name="P15" svg:width="1.758cm" svg:height="1.952cm" svg:x="10.141cm" svg:y="0.071cm"><text:p text:style-name="P15"/><text:p text:style-name="P15">Télécom</text:p><text:p text:style-name="P15">mande</text:p></draw:rect><draw:rect text:anchor-type="paragraph" draw:z-index="10" draw:style-name="gr8" draw:text-style-name="P17" svg:width="1.549cm" svg:height="0.68cm" svg:x="10.227cm" svg:y="0.141cm"><text:p text:style-name="P15"><text:span text:style-name="T5">Interrupteur</text:span></text:p></draw:rect></text:p>
      <text:p text:style-name="P5">M : Moteur</text:p>
      <text:p text:style-name="P8">CF : Capteur de fin de course Fermé</text:p>
      <text:p text:style-name="P8">CO : Capteur de fin de course Ouvert</text:p>
      <text:p text:style-name="P8">RI : Récepteur Infrarouge</text:p>
      <text:p text:style-name="P7">EI : Émetteur Infrarouge</text:p>
      <text:p text:style-name="P6">P : Programmateur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Entrées de la <text:span text:style-name="T4">partie commande</text:span></text:p>
          </table:table-cell>
          <table:table-cell table:style-name="Tableau1.B1" office:value-type="string">
            <text:p text:style-name="P10">Sorties de la <text:s/><text:span text:style-name="T4">partie commande</text:span></text:p>
          </table:table-cell>
        </table:table-row>
        <table:table-row>
          <table:table-cell table:style-name="Tableau1.A2" office:value-type="string">
            <text:p text:style-name="P9">Consignes : <text:span text:style-name="T1">Interrupteur</text:span></text:p>
            <text:p text:style-name="P9">Compte-rendus : <text:span text:style-name="T2">CO / CF et RI (capteurs)</text:span></text:p>
          </table:table-cell>
          <table:table-cell table:style-name="Tableau1.B2" office:value-type="string">
            <text:p text:style-name="P9">Ordres : <text:span text:style-name="T3">Moteur (ouvrir / fermer) et EI (actionneurs)</text:span></text:p>
          </table:table-cell>
        </table:table-row>
      </table:table>
      <text:p text:style-name="P2"/>
      <text:p text:style-name="P4">GraFCET :</text:p>
      <text:p text:style-name="P2"/>
      <text:p text:style-name="P2">Dans le GraFCET,</text:p>
      <text:list xml:id="list5731196766777534669" text:style-name="L1">
        <text:list-item>
          <text:p text:style-name="P12">les entrées de la partie commande sont les conditions de transitions</text:p>
        </text:list-item>
        <text:list-item>
          <text:p text:style-name="P12"><draw:line text:anchor-type="paragraph" draw:z-index="51" draw:style-name="gr12" draw:text-style-name="P15" svg:x1="4.247cm" svg:y1="1.102cm" svg:x2="4.071cm" svg:y2="1.296cm"><text:p/></draw:line><draw:line text:anchor-type="paragraph" draw:z-index="50" draw:style-name="gr12" draw:text-style-name="P15" svg:x1="3.895cm" svg:y1="1.122cm" svg:x2="4.071cm" svg:y2="1.297cm"><text:p/></draw:line><draw:line text:anchor-type="paragraph" draw:z-index="49" draw:style-name="gr12" draw:text-style-name="P15" svg:x1="4.071cm" svg:y1="0.75cm" svg:x2="4.071cm" svg:y2="1.297cm"><text:p/></draw:line><draw:line text:anchor-type="paragraph" draw:z-index="48" draw:style-name="gr12" draw:text-style-name="P15" svg:x1="2.15cm" svg:y1="0.75cm" svg:x2="4.071cm" svg:y2="0.75cm"><text:p/></draw:line><draw:line text:anchor-type="paragraph" draw:z-index="47" draw:style-name="gr12" draw:text-style-name="P15" svg:x1="2.169cm" svg:y1="9.707cm" svg:x2="2.15cm" svg:y2="0.75cm"><text:p/></draw:line><draw:line text:anchor-type="paragraph" draw:z-index="46" draw:style-name="gr12" draw:text-style-name="P15" svg:x1="4.13cm" svg:y1="9.707cm" svg:x2="2.17cm" svg:y2="9.707cm"><text:p/></draw:line><draw:line text:anchor-type="paragraph" draw:z-index="45" draw:style-name="gr12" draw:text-style-name="P16" svg:x1="3.897cm" svg:y1="3.198cm" svg:x2="4.099cm" svg:y2="2.996cm"><text:p/></draw:line><draw:line text:anchor-type="paragraph" draw:z-index="44" draw:style-name="gr12" draw:text-style-name="P15" svg:x1="3.944cm" svg:y1="2.849cm" svg:x2="4.099cm" svg:y2="3.004cm"><text:p/></draw:line><draw:line text:anchor-type="paragraph" draw:z-index="43" draw:style-name="gr12" draw:text-style-name="P15" svg:x1="2.771cm" svg:y1="2.997cm" svg:x2="4.099cm" svg:y2="2.997cm"><text:p/></draw:line><draw:line text:anchor-type="paragraph" draw:z-index="42" draw:style-name="gr12" draw:text-style-name="P15" svg:x1="2.771cm" svg:y1="8.656cm" svg:x2="2.771cm" svg:y2="2.997cm"><text:p/></draw:line><draw:frame text:anchor-type="paragraph" draw:z-index="41" draw:style-name="gr14" draw:text-style-name="P19" svg:width="1.244cm" svg:height="0.518cm" svg:x="2.612cm" svg:y="8.959cm"><draw:text-box><text:p><text:span text:style-name="T7">R. I.</text:span></text:p></draw:text-box></draw:frame><draw:line text:anchor-type="paragraph" draw:z-index="40" draw:style-name="gr12" draw:text-style-name="P15" svg:x1="3.205cm" svg:y1="8.511cm" svg:x2="3.205cm" svg:y2="8.903cm"><text:p/></draw:line><draw:line text:anchor-type="paragraph" draw:z-index="39" draw:style-name="gr12" draw:text-style-name="P15" svg:x1="6.068cm" svg:y1="8.662cm" svg:x2="7.109cm" svg:y2="8.662cm"><text:p/></draw:line><draw:frame text:anchor-type="paragraph" draw:z-index="38" draw:style-name="gr13" draw:text-style-name="P19" svg:width="5.813cm" svg:height="1.204cm" svg:x="4.434cm" svg:y="8.169cm"><draw:text-box><text:p><text:span text:style-name="T7">C. F. </text:span><text:span text:style-name="T8">. </text:span><text:span text:style-name="T9">R. I.</text:span></text:p></draw:text-box></draw:frame><draw:line text:anchor-type="paragraph" draw:z-index="37" draw:style-name="gr12" draw:text-style-name="P15" svg:x1="4.129cm" svg:y1="8.655cm" svg:x2="2.771cm" svg:y2="8.655cm"><text:p/></draw:line><draw:frame text:anchor-type="paragraph" draw:z-index="36" draw:style-name="gr11" draw:text-style-name="P19" svg:width="5.241cm" svg:height="0.518cm" svg:x="4.662cm" svg:y="8.662cm"><draw:text-box><text:p/></draw:text-box></draw:frame><draw:line text:anchor-type="paragraph" draw:z-index="35" draw:style-name="gr4" draw:text-style-name="P15" svg:x1="3.974cm" svg:y1="8.927cm" svg:x2="4.269cm" svg:y2="8.927cm"><text:p/></draw:line><draw:line text:anchor-type="paragraph" draw:z-index="34" draw:style-name="gr4" draw:text-style-name="P15" svg:x1="4.129cm" svg:y1="8.313cm" svg:x2="4.129cm" svg:y2="9.706cm"><text:p/></draw:line><draw:line text:anchor-type="paragraph" draw:z-index="33" draw:style-name="gr4" draw:text-style-name="P15" svg:x1="4.561cm" svg:y1="7.861cm" svg:x2="5.154cm" svg:y2="7.861cm"><text:p/></draw:line><draw:rect text:anchor-type="paragraph" draw:z-index="32" draw:style-name="gr10" draw:text-style-name="P20" svg:width="4.248cm" svg:height="0.784cm" svg:x="5.154cm" svg:y="7.479cm"><text:p text:style-name="P20">Fermer / E. I.</text:p></draw:rect><draw:rect text:anchor-type="paragraph" draw:z-index="31" draw:style-name="gr10" draw:text-style-name="P15" svg:width="0.835cm" svg:height="0.835cm" svg:x="3.727cm" svg:y="7.479cm"><text:p text:style-name="P15">3</text:p></draw:rect><draw:frame text:anchor-type="paragraph" draw:z-index="30" draw:style-name="gr11" draw:text-style-name="P19" svg:width="5.241cm" svg:height="0.518cm" svg:x="4.618cm" svg:y="6.599cm"><draw:text-box><text:p text:style-name="P19"><text:span text:style-name="T7">Temporisation 30s</text:span></text:p></draw:text-box></draw:frame><draw:line text:anchor-type="paragraph" draw:z-index="29" draw:style-name="gr4" draw:text-style-name="P15" svg:x1="3.93cm" svg:y1="6.863cm" svg:x2="4.225cm" svg:y2="6.863cm"><text:p/></draw:line><draw:line text:anchor-type="paragraph" draw:z-index="28" draw:style-name="gr4" draw:text-style-name="P15" svg:x1="4.085cm" svg:y1="6.25cm" svg:x2="4.085cm" svg:y2="7.471cm"><text:p/></draw:line><draw:line text:anchor-type="paragraph" draw:z-index="27" draw:style-name="gr4" draw:text-style-name="P15" svg:x1="4.517cm" svg:y1="5.798cm" svg:x2="5.11cm" svg:y2="5.798cm"><text:p/></draw:line><draw:rect text:anchor-type="paragraph" draw:z-index="26" draw:style-name="gr10" draw:text-style-name="P20" svg:width="4.248cm" svg:height="0.784cm" svg:x="5.11cm" svg:y="5.415cm"><text:p text:style-name="P20"><text:span text:style-name="T7">Attente</text:span></text:p></draw:rect><draw:rect text:anchor-type="paragraph" draw:z-index="25" draw:style-name="gr10" draw:text-style-name="P15" svg:width="0.835cm" svg:height="0.835cm" svg:x="3.683cm" svg:y="5.415cm"><text:p text:style-name="P15">2</text:p></draw:rect><draw:frame text:anchor-type="paragraph" draw:z-index="24" draw:style-name="gr11" draw:text-style-name="P19" svg:width="5.241cm" svg:height="0.518cm" svg:x="4.618cm" svg:y="4.535cm"><draw:text-box><text:p text:style-name="P19"><text:span text:style-name="T7">C. O.</text:span></text:p></draw:text-box></draw:frame><draw:line text:anchor-type="paragraph" draw:z-index="23" draw:style-name="gr4" draw:text-style-name="P15" svg:x1="3.93cm" svg:y1="4.8cm" svg:x2="4.225cm" svg:y2="4.8cm"><text:p/></draw:line><draw:line text:anchor-type="paragraph" draw:z-index="22" draw:style-name="gr4" draw:text-style-name="P15" svg:x1="4.085cm" svg:y1="4.186cm" svg:x2="4.085cm" svg:y2="5.407cm"><text:p/></draw:line><draw:line text:anchor-type="paragraph" draw:z-index="21" draw:style-name="gr4" draw:text-style-name="P15" svg:x1="4.517cm" svg:y1="3.734cm" svg:x2="5.11cm" svg:y2="3.734cm"><text:p/></draw:line><draw:rect text:anchor-type="paragraph" draw:z-index="20" draw:style-name="gr10" draw:text-style-name="P20" svg:width="4.248cm" svg:height="0.784cm" svg:x="5.11cm" svg:y="3.351cm"><text:p text:style-name="P20"><text:span text:style-name="T7">Ouvrir</text:span></text:p></draw:rect><draw:line text:anchor-type="paragraph" draw:z-index="19" draw:style-name="gr4" draw:text-style-name="P15" svg:x1="4.5cm" svg:y1="1.679cm" svg:x2="5.093cm" svg:y2="1.679cm"><text:p/></draw:line><draw:rect text:anchor-type="paragraph" draw:z-index="18" draw:style-name="gr10" draw:text-style-name="P20" svg:width="4.248cm" svg:height="0.784cm" svg:x="5.092cm" svg:y="1.296cm"><text:p text:style-name="P20"><text:span text:style-name="T7">Attente</text:span></text:p></draw:rect><draw:rect text:anchor-type="paragraph" draw:z-index="17" draw:style-name="gr10" draw:text-style-name="P15" svg:width="0.835cm" svg:height="0.835cm" svg:x="3.683cm" svg:y="3.351cm"><text:p text:style-name="P15">1</text:p></draw:rect><draw:frame text:anchor-type="paragraph" draw:z-index="16" draw:style-name="gr11" draw:text-style-name="P19" svg:width="5.241cm" svg:height="0.518cm" svg:x="4.5cm" svg:y="2.383cm"><draw:text-box><text:p text:style-name="P19"><text:span text:style-name="T7">Appui sur l'interrupteur</text:span></text:p></draw:text-box></draw:frame><draw:line text:anchor-type="paragraph" draw:z-index="15" draw:style-name="gr4" draw:text-style-name="P15" svg:x1="3.944cm" svg:y1="2.706cm" svg:x2="4.239cm" svg:y2="2.706cm"><text:p/></draw:line><draw:line text:anchor-type="paragraph" draw:z-index="14" draw:style-name="gr4" draw:text-style-name="P15" svg:x1="4.099cm" svg:y1="2.131cm" svg:x2="4.099cm" svg:y2="3.352cm"><text:p/></draw:line><draw:rect text:anchor-type="paragraph" draw:z-index="13" draw:style-name="gr10" draw:text-style-name="P15" svg:width="0.611cm" svg:height="0.611cm" svg:x="3.787cm" svg:y="1.401cm"><text:p text:style-name="P15">0</text:p></draw:rect><draw:rect text:anchor-type="paragraph" draw:z-index="12" draw:style-name="gr1" draw:text-style-name="P15" svg:width="0.835cm" svg:height="0.835cm" svg:x="3.665cm" svg:y="1.296cm"><text:p/></draw:rect>les sorties de la partie commande sont les actions numéroté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Exemple d'automatisme : Passe-plat avec deux niveaux (cuisine - salle de restauration)</text:p>
      <text:p text:style-name="P2"/>
      <text:p text:style-name="P4"/>
      <text:p text:style-name="P4">Schématisation du fonctionnement :</text:p>
      <text:p text:style-name="P4"><draw:rect text:anchor-type="paragraph" draw:z-index="54" draw:style-name="gr16" draw:text-style-name="P15" svg:width="4.352cm" svg:height="6.488cm" svg:x="3.62cm" svg:y="0.314cm"><text:p/></draw:rect></text:p>
      <text:p text:style-name="P4"><draw:rect text:anchor-type="paragraph" draw:z-index="52" draw:style-name="gr15" draw:text-style-name="P20" svg:width="3.627cm" svg:height="2.352cm" svg:x="3.933cm" svg:y="0.034cm"><text:p text:style-name="P20"><text:span text:style-name="T7">Salle de</text:span></text:p><text:p text:style-name="P20"><text:span text:style-name="T7"><text:s/></text:span><text:span text:style-name="T7">restauration</text:span></text:p></draw:rect><draw:rect text:anchor-type="paragraph" draw:z-index="53" draw:style-name="gr15" draw:text-style-name="P20" svg:width="3.746cm" svg:height="2.098cm" svg:x="3.972cm" svg:y="3.914cm"><text:p text:style-name="P20"><text:span text:style-name="T7">Cuisine</text:span></text:p></draw:rect><draw:rect text:anchor-type="paragraph" draw:z-index="55" draw:style-name="gr12" draw:text-style-name="P15" svg:width="0.881cm" svg:height="0.784cm" svg:x="8.19cm" svg:y="0.683cm"><text:p/></draw:rect><draw:custom-shape text:anchor-type="paragraph" draw:z-index="56" draw:style-name="gr17" svg:width="-0.569cm" svg:height="-0.414cm" svg:x="8.897cm" svg:y="1.323cm"><text:p/><draw:enhanced-geometry svg:viewBox="0 0 21600 21600" draw:glue-points="?f0 0 ?f1 10800 0 21600 10800 21600 21600 21600 ?f7 10800" draw:text-areas="?f1 10800 ?f2 18000 ?f3 7200 ?f4 21600" draw:type="isosceles-triangle" draw:modifiers="11167.801857585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rect text:anchor-type="paragraph" draw:z-index="57" draw:style-name="gr12" draw:text-style-name="P15" svg:width="0.881cm" svg:height="0.784cm" svg:x="8.287cm" svg:y="4.798cm"><text:p/></draw:rect><draw:custom-shape text:anchor-type="paragraph" draw:z-index="58" draw:style-name="gr18" svg:width="0.53cm" svg:height="0.412cm" svg:x="8.481cm" svg:y="4.95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6:08:02.23</meta:creation-date>
    <dc:date>2015-11-13T15:45:10.95</dc:date>
    <meta:editing-duration>PT1H53M47S</meta:editing-duration>
    <meta:editing-cycles>20</meta:editing-cycles>
    <meta:generator>OpenOffice/4.0.0$Win32 OpenOffice.org_project/400m3$Build-9702</meta:generator>
    <meta:document-statistic meta:table-count="1" meta:image-count="0" meta:object-count="0" meta:page-count="2" meta:paragraph-count="21" meta:word-count="123" meta:character-count="752"/>
  </office:meta>
</office:document-meta>
</file>